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table table:name="Sheet1" table:style-name="ta1"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time" office:time-value="PT19H51M00S" calcext:value-type="time">
            <text:p>19:51:00</text:p>
          </table:table-cell>
          <table:table-cell table:formula="of:=[.A3]-[.A2]" office:value-type="time" office:time-value="PT02H00M00S" calcext:value-type="time">
            <text:p>02:00:00</text:p>
          </table:table-cell>
          <table:table-cell table:formula="of:=[.B2]+[.C1]" office:value-type="time" office:time-value="PT02H00M00S" calcext:value-type="time">
            <text:p>02:00: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time" office:time-value="PT21H51M00S" calcext:value-type="time">
            <text:p>21:51:00</text:p>
          </table:table-cell>
          <table:table-cell table:formula="of:=[.A4]-[.A3]" office:value-type="time" office:time-value="PT00H22M00S" calcext:value-type="time">
            <text:p>00:22:00</text:p>
          </table:table-cell>
          <table:table-cell table:formula="of:=[.B3]+[.C2]" office:value-type="time" office:time-value="PT02H22M00S" calcext:value-type="time">
            <text:p>02:22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time" office:time-value="PT22H13M00S" calcext:value-type="time">
            <text:p>22:13:00</text:p>
          </table:table-cell>
          <table:table-cell table:formula="of:=[.A5]-[.A4]" office:value-type="time" office:time-value="PT00H37M00S" calcext:value-type="time">
            <text:p>00:37:00</text:p>
          </table:table-cell>
          <table:table-cell table:formula="of:=[.B4]+[.C3]" office:value-type="time" office:time-value="PT02H59M00S" calcext:value-type="time">
            <text:p>02:59: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time" office:time-value="PT22H50M00S" calcext:value-type="time">
            <text:p>22:50:00</text:p>
          </table:table-cell>
          <table:table-cell table:formula="of:=[.A6]-[.A5]" office:value-type="time" office:time-value="PT00H53M00S" calcext:value-type="time">
            <text:p>00:53:00</text:p>
          </table:table-cell>
          <table:table-cell table:formula="of:=[.B5]+[.C4]" office:value-type="time" office:time-value="PT03H52M00S" calcext:value-type="time">
            <text:p>03:52: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time" office:time-value="PT23H43M00S" calcext:value-type="time">
            <text:p>23:43:00</text:p>
          </table:table-cell>
          <table:table-cell table:formula="of:=[.A7]-[.A6]" office:value-type="time" office:time-value="-PT15H22M00S" calcext:value-type="time">
            <text:p>08:38:00</text:p>
          </table:table-cell>
          <table:table-cell table:formula="of:=[.B6]+[.C5]" office:value-type="time" office:time-value="-PT11H30M00S" calcext:value-type="time">
            <text:p>12:30:0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time" office:time-value="PT08H21M00S" calcext:value-type="time">
            <text:p>08:21:00</text:p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5T08:24:39.034803054</meta:creation-date>
    <dc:date>2016-01-25T08:58:27.866115692</dc:date>
    <meta:editing-duration>PT18M38S</meta:editing-duration>
    <meta:editing-cycles>1</meta:editing-cycles>
    <meta:document-statistic meta:table-count="1" meta:cell-count="21" meta:object-count="0"/>
    <meta:generator>LibreOffice/4.2.8.2$Linux_X86_64 LibreOffice_project/420m0$Build-2</meta:generator>
  </office:meta>
</office:document-meta>
</file>